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ENIDOS PSP GLOBAL<text:line-break/><text:line-break/>Uno de los códigos de la evaluación inicial de java<text:line-break/>Todo lo de la presentación ud0 menos la historia de los ordenadores.<text:line-break/>Toda la presentacion ud1<text:line-break/>swapped —&gt; intercambio (de informacion del proceso) desde procesos de memoria (RAM principal) a disco.<text:line-break/><text:line-break/><text:line-break/>Programación determinista = ante mismos datos mismos resultados. (nosotros somos estos)<text:line-break/>Programación concurrente = rompen el determinismo. Los errores son difíciles de detectar. (Muy común en los hilos).<text:line-break/> <text:s/><text:line-break/>Condición de carrera: Posibilidad que pueda dar un valor distinto dependiendo del tipo de ejecución.<text:line-break/><text:line-break/>Algoritmos Planificación Procesos —&gt; nombres<text:line-break/><text:line-break/>Presentación2 ud1 (entera)<text:line-break/>Hilos --&gt; todo xd<text:line-break/>POSIX (protocolo) un estándar. —&gt; para la gestión de sistemas operativos<text:line-break/>Caracteristicas<text:line-break/>Ventajas e inconvenien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3:05:49.239000000</meta:creation-date>
    <dc:date>2023-12-04T23:05:56.201000000</dc:date>
    <meta:editing-duration>PT7S</meta:editing-duration>
    <meta:editing-cycles>1</meta:editing-cycles>
    <meta:document-statistic meta:table-count="0" meta:image-count="0" meta:object-count="0" meta:page-count="1" meta:paragraph-count="1" meta:word-count="115" meta:character-count="788" meta:non-whitespace-character-count="667"/>
    <meta:generator>LibreOffice/7.6.3.2$Windows_X86_64 LibreOffice_project/29d686fea9f6705b262d369fede658f824154cc0</meta:generator>
  </office:meta>
</office:document-meta>
</file>